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10 Pitch" svg:font-family="'Courier 10 Pitch'" style:font-pitch="fixed"/>
    <style:font-face style:name="cmr10" svg:font-family="cmr10"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text-properties style:font-name="cmr10"/>
    </style:style>
    <style:style style:name="P2" style:family="paragraph" style:parent-style-name="Standard">
      <style:paragraph-properties fo:text-align="center" style:justify-single-word="false"/>
      <style:text-properties style:font-name="DejaVu Sans" fo:font-size="16pt" fo:font-weight="normal"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style:font-name="DejaVu Sans"/>
    </style:style>
    <style:style style:name="P4" style:family="paragraph" style:parent-style-name="Standard">
      <style:paragraph-properties fo:text-align="start" style:justify-single-word="false"/>
      <style:text-properties style:font-name="DejaVu Sans" fo:font-weight="bold" style:font-weight-asian="bold" style:font-weight-complex="bold"/>
    </style:style>
    <style:style style:name="P5" style:family="paragraph" style:parent-style-name="Standard">
      <style:paragraph-properties fo:text-align="start" style:justify-single-word="false"/>
      <style:text-properties style:font-name="DejaVu Sans" fo:font-weight="normal" style:font-weight-asian="normal" style:font-weight-complex="normal"/>
    </style:style>
    <style:style style:name="P6" style:family="paragraph" style:parent-style-name="Standard">
      <style:paragraph-properties fo:text-align="start" style:justify-single-word="false"/>
      <style:text-properties style:font-name="DejaVu Sans" fo:font-style="italic"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DejaVu Sans" fo:font-style="normal"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DejaVu Sans" fo:font-style="normal" fo:font-weight="bold"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style:font-name="Courier 10 Pitch"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ramming Languages Midterm 4</text:p>
      <text:p text:style-name="P3">Winter 2011</text:p>
      <text:p text:style-name="P3">Problems 9 and 10</text:p>
      <text:p text:style-name="P3"/>
      <text:p text:style-name="P4">9.</text:p>
      <text:p text:style-name="P5">(a).</text:p>
      <text:p text:style-name="P9">data Msg = Msg { cur::String, deflt::String }</text:p>
      <text:p text:style-name="P9">data MeanMsg = MeanMsg Msg String</text:p>
      <text:p text:style-name="P9">data ReallyMeanMsg = ReallyMeanMsg Msg String </text:p>
      <text:p text:style-name="P9">data NiceMsg = NiceMsg Msg String</text:p>
      <text:p text:style-name="P9">-- (could label the fields for these data types also, to match the Java labels)</text:p>
      <text:p text:style-name="P9"></text:p>
      <text:p text:style-name="P9">class Message m where</text:p>
      <text:p text:style-name="P9"><text:s text:c="4"/>toString <text:s/>:: m -&gt; String</text:p>
      <text:p text:style-name="P9"><text:s text:c="4"/>construct :: m</text:p>
      <text:p text:style-name="P9"></text:p>
      <text:p text:style-name="P9">instance Message MeanMsg where</text:p>
      <text:p text:style-name="P9"><text:s text:c="4"/>construct = MeanMsg (Msg " You slime" " Default Message") " You slime"</text:p>
      <text:p text:style-name="P9"><text:s text:c="4"/>toString (MeanMsg _ m) = m</text:p>
      <text:p text:style-name="P9"></text:p>
      <text:p text:style-name="P9">instance Message ReallyMeanMsg where</text:p>
      <text:p text:style-name="P9"><text:s text:c="4"/>construct = ReallyMeanMsg (Msg " You yellow slime" " Default Message")</text:p>
      <text:p text:style-name="P9"><text:s text:c="15"/>" You yellow slime"</text:p>
      <text:p text:style-name="P9"><text:s text:c="4"/>toString (ReallyMeanMsg _ m) = m</text:p>
      <text:p text:style-name="P9"></text:p>
      <text:p text:style-name="P9">instance Message NiceMsg where</text:p>
      <text:p text:style-name="P9"><text:s text:c="4"/>construct = NiceMsg (Msg " You done good" " Default Message")</text:p>
      <text:p text:style-name="P9"><text:s text:c="16"/>" You done good"</text:p>
      <text:p text:style-name="P9"><text:s text:c="4"/>toString (NiceMsg _ m) = m</text:p>
      <text:p text:style-name="P9"></text:p>
      <text:p text:style-name="P9">main = do putStrLn "Hello World"</text:p>
      <text:p text:style-name="P9"><text:s text:c="10"/>let msg1 = toString (construct :: MeanMsg)</text:p>
      <text:p text:style-name="P9"><text:s text:c="14"/>msg2 = toString (construct :: ReallyMeanMsg)</text:p>
      <text:p text:style-name="P9"><text:s text:c="14"/>msg3 = toString (construct :: NiceMsg)</text:p>
      <text:p text:style-name="P9"><text:s text:c="11"/>in putStrLn ("Message: " ++ msg1 ++ msg2 ++ msg3)</text:p>
      <text:p text:style-name="P9"/>
      <text:p text:style-name="P7"/>
      <text:p text:style-name="P7"/>
      <text:p text:style-name="P7">(b).</text:p>
      <text:p text:style-name="P7">I defined the abstract structure of the actual data in the classes as algebraic data types. For Java class methods, I defined a type class with type signatures for the methods. Then, data types can be instances of that class, with their own specific definitions for the class methods, just like Java. </text:p>
      <text:p text:style-name="P7"><text:soft-page-break/><text:tab/>If a subclass introduces a new method, then I would create a new type class that derives the superclass with the signature for the new method. </text:p>
      <text:p text:style-name="P7"><text:tab/>If you have a subclass in Java with a data field that overrides one in the superclass, I don't think you can really do that in Haskell, but there wouldn't be a need to because algebraic data types are different: they're not a hierarchy like Java classes, but like a web. </text:p>
      <text:p text:style-name="P7"><text:tab/>I really liked this exercise because it made me realize that structures in Haskell do a much better job of separating data (algebraic data types) and control (type classes and instances) than Java, where the object classes have data (instance variables) and control (methods) grouped closely together.</text:p>
      <text:p text:style-name="P7"/>
      <text:p text:style-name="P8">10. </text:p>
      <text:p text:style-name="P8"><text:span text:style-name="T3">(I didn't make constructors or the error() function, but I think semantically it's all there)</text:span></text:p>
      <text:p text:style-name="P9">public class Expr {</text:p>
      <text:p text:style-name="P9"><text:s text:c="4"/>Expr e;</text:p>
      <text:p text:style-name="P9"><text:s text:c="4"/>public int eval() { return e.eval(); }</text:p>
      <text:p text:style-name="P9">}</text:p>
      <text:p text:style-name="P9"></text:p>
      <text:p text:style-name="P9">class Val extends Expr {</text:p>
      <text:p text:style-name="P9"><text:s text:c="4"/>private int val;</text:p>
      <text:p text:style-name="P9"><text:s text:c="4"/>public int eval() { return val; }</text:p>
      <text:p text:style-name="P9">}</text:p>
      <text:p text:style-name="P9"></text:p>
      <text:p text:style-name="P9">class BinOp extends Expr {</text:p>
      <text:p text:style-name="P9"><text:s text:c="4"/>public enum Op { Mul, Div }</text:p>
      <text:p text:style-name="P9"><text:s text:c="4"/>private Op op;</text:p>
      <text:p text:style-name="P9"><text:s text:c="4"/>private Expr e1;</text:p>
      <text:p text:style-name="P9"><text:s text:c="4"/>private Expr e2;</text:p>
      <text:p text:style-name="P9"><text:s text:c="4"/>public int eval() { </text:p>
      <text:p text:style-name="P9"><text:s text:c="8"/>if (op == Op.Mul) return (e1.eval()) * (e2.eval());</text:p>
      <text:p text:style-name="P9"><text:s text:c="8"/>else if (op == Op.Div) {</text:p>
      <text:p text:style-name="P9"><text:s text:c="12"/>int divisor = e2.eval();</text:p>
      <text:p text:style-name="P9"><text:s text:c="12"/>if (divisor==0) error("Division by zero.");</text:p>
      <text:p text:style-name="P9"><text:s text:c="12"/>else return (e1.eval()) / divisor;</text:p>
      <text:p text:style-name="P9"><text:s text:c="8"/>}</text:p>
      <text:p text:style-name="P9"><text:s text:c="7"/>else { error("Invalid expr"); }</text:p>
      <text:p text:style-name="P9"><text:s text:c="3"/>}</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10 Pitch" svg:font-family="'Courier 10 Pitch'" style:font-pitch="fixed"/>
    <style:font-face style:name="cmr10" svg:font-family="cmr10"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cmr10"/>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 Bolton<text:tab/><text:tab/>Programming Languages Midterm 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3-09T10:50:54</meta:creation-date>
    <dc:creator>jb</dc:creator>
    <dc:date>2011-03-09T15:32:06</dc:date>
    <meta:editing-cycles>81</meta:editing-cycles>
    <meta:editing-duration>PT4H19M22S</meta:editing-duration>
    <meta:user-defined meta:name="Info 1"/>
    <meta:user-defined meta:name="Info 2"/>
    <meta:user-defined meta:name="Info 3"/>
    <meta:user-defined meta:name="Info 4"/>
    <meta:document-statistic meta:table-count="0" meta:image-count="0" meta:object-count="0" meta:page-count="2" meta:paragraph-count="67" meta:word-count="410" meta:character-count="2882"/>
  </office:meta>
</office:document-meta>
</file>